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5cm" svg:height="2.54cm" svg:x="0.735cm" svg:y="0.735cm">
          <text:p text:style-name="P1"><text:span text:style-name="T1">START</text:span></text:p>
          <text:p text:style-name="P1"><text:span text:style-name="T1">Token is first one in template. Length=length(source string)</text:span></text:p>
          <text:p text:style-name="P1"><text:span text:style-name="T1">Match start=1</text:span></text:p>
          <text:p text:style-name="P1"><text:span text:style-name="T1">Match end=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91cm" svg:x2="3.275cm" svg:y2="3.91cm">
          <text:p/>
        </draw:line>
        <draw:line draw:style-name="gr3" draw:text-style-name="P3" draw:layer="layout" svg:x1="0.1cm" svg:y1="3.91cm" svg:x2="0.1cm" svg:y2="10.895cm">
          <text:p/>
        </draw:line>
        <draw:custom-shape draw:style-name="gr1" draw:text-style-name="P2" draw:layer="layout" svg:width="5.08cm" svg:height="0.635cm" svg:x="0.735cm" svg:y="4.545cm">
          <text:p text:style-name="P1"><text:span text:style-name="T1">End of template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735cm" svg:y="5.815cm">
          <text:p text:style-name="P1"><text:span text:style-name="T1">CALL Find Next Patter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735cm" svg:y="7.085cm">
          <text:p text:style-name="P1"><text:span text:style-name="T1">CALL Word Parsing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735cm" svg:y="8.355cm">
          <text:p text:style-name="P1"><text:span text:style-name="T1">Skip to next toke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735cm" svg:y="9.625cm">
          <text:p text:style-name="P1"><text:span text:style-name="T1">Token a comma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7.085cm" svg:y="4.545cm">
          <text:p text:style-name="P1"><text:span text:style-name="T1">Parsing complet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7.085cm" svg:y="9.625cm">
          <text:p text:style-name="P1"><text:span text:style-name="T1">Set next source string and template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3.275cm" svg:x2="3.275cm" svg:y2="4.545cm">
          <text:p/>
        </draw:line>
        <draw:line draw:style-name="gr2" draw:text-style-name="P3" draw:layer="layout" svg:x1="3.275cm" svg:y1="5.18cm" svg:x2="3.275cm" svg:y2="5.815cm">
          <text:p/>
        </draw:line>
        <draw:line draw:style-name="gr2" draw:text-style-name="P3" draw:layer="layout" svg:x1="3.275cm" svg:y1="6.45cm" svg:x2="3.275cm" svg:y2="7.085cm">
          <text:p/>
        </draw:line>
        <draw:line draw:style-name="gr2" draw:text-style-name="P3" draw:layer="layout" svg:x1="3.275cm" svg:y1="7.72cm" svg:x2="3.275cm" svg:y2="8.355cm">
          <text:p/>
        </draw:line>
        <draw:line draw:style-name="gr2" draw:text-style-name="P3" draw:layer="layout" svg:x1="3.275cm" svg:y1="8.99cm" svg:x2="3.275cm" svg:y2="9.625cm">
          <text:p/>
        </draw:line>
        <draw:line draw:style-name="gr3" draw:text-style-name="P3" draw:layer="layout" svg:x1="0.1cm" svg:y1="10.895cm" svg:x2="3.275cm" svg:y2="10.895cm">
          <text:p/>
        </draw:line>
        <draw:line draw:style-name="gr3" draw:text-style-name="P3" draw:layer="layout" svg:x1="3.275cm" svg:y1="10.26cm" svg:x2="3.275cm" svg:y2="10.895cm">
          <text:p/>
        </draw:line>
        <draw:line draw:style-name="gr2" draw:text-style-name="P3" draw:layer="layout" svg:x1="5.815cm" svg:y1="9.955cm" svg:x2="7.085cm" svg:y2="9.955cm">
          <text:p/>
        </draw:line>
        <draw:line draw:style-name="gr2" draw:text-style-name="P3" draw:layer="layout" svg:x1="5.815cm" svg:y1="4.875cm" svg:x2="7.085cm" svg:y2="4.875cm">
          <text:p/>
        </draw:line>
        <draw:line draw:style-name="gr3" draw:text-style-name="P3" draw:layer="layout" svg:x1="11.53cm" svg:y1="10.26cm" svg:x2="12.165cm" svg:y2="10.26cm">
          <text:p/>
        </draw:line>
        <draw:line draw:style-name="gr3" draw:text-style-name="P3" draw:layer="layout" svg:x1="12.165cm" svg:y1="10.26cm" svg:x2="12.165cm" svg:y2="0.1cm">
          <text:p/>
        </draw:line>
        <draw:line draw:style-name="gr3" draw:text-style-name="P3" draw:layer="layout" svg:x1="3.275cm" svg:y1="0.1cm" svg:x2="12.165cm" svg:y2="0.1cm">
          <text:p/>
        </draw:line>
        <draw:line draw:style-name="gr2" draw:text-style-name="P3" draw:layer="layout" svg:x1="3.275cm" svg:y1="0.1cm" svg:x2="3.275cm" svg:y2="0.735cm">
          <text:p/>
        </draw:line>
        <draw:frame draw:style-name="gr4" draw:text-style-name="P5" draw:layer="layout" svg:width="1.27cm" svg:height="0.687cm" svg:x="5.815cm" svg:y="4.21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27cm" svg:height="0.687cm" svg:x="5.815cm" svg:y="9.295cm">
          <draw:text-box>
            <text:p text:style-name="P4"><text:span text:style-name="T1">yes</text:span></text:p>
          </draw:text-box>
        </draw:frame>
        <draw:frame draw:style-name="gr4" draw:text-style-name="P2" draw:layer="layout" svg:width="1.27cm" svg:height="0.687cm" svg:x="3.275cm" svg:y="5.18cm">
          <draw:text-box>
            <text:p text:style-name="P1"><text:span text:style-name="T1">no</text:span></text:p>
          </draw:text-box>
        </draw:frame>
        <draw:frame draw:style-name="gr4" draw:text-style-name="P2" draw:layer="layout" svg:width="1.27cm" svg:height="0.687cm" svg:x="3.275cm" svg:y="10.212cm">
          <draw:text-box>
            <text:p text:style-name="P1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2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9T11:01:59</meta:creation-date>
    <dc:creator>Jean Louis Faucher</dc:creator>
    <dc:date>2009-12-14T22:43:48.18</dc:date>
    <dc:language>en-US</dc:language>
    <meta:editing-cycles>7</meta:editing-cycles>
    <meta:editing-duration>PT00H54M0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